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tyle="normal" style:font-style-asian="normal" style:font-style-complex="normal"/>
    </style:style>
    <style:style style:name="T1" style:family="text">
      <style:text-properties fo:color="#000000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2a00ff"/>
    </style:style>
    <style:style style:name="T4" style:family="text">
      <style:text-properties fo:color="#2a00ff" fo:font-style="italic" style:font-style-asian="italic" style:font-style-complex="italic"/>
    </style:style>
    <style:style style:name="T5" style:family="text">
      <style:text-properties fo:color="#008080"/>
    </style:style>
    <style:style style:name="T6" style:family="text">
      <style:text-properties fo:color="#3f7f7f"/>
    </style:style>
    <style:style style:name="T7" style:family="text">
      <style:text-properties fo:color="#7f00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Текущая модель</text:span></text:p>
      <text:p text:style-name="P2"><text:span text:style-name="T3"><text:tab/></text:span><text:span text:style-name="T1">Расчёт модели по компании</text:span></text:p>
      <text:p text:style-name="P2"><text:span text:style-name="T7"><text:tab/><text:tab/>onclick</text:span><text:span text:style-name="T1">=</text:span><text:span text:style-name="T3">"menu.showPane(menu, 'model/view-grid-model-company');"</text:span></text:p>
      <text:p text:style-name="P2"><text:span text:style-name="T3"><text:tab/></text:span><text:span text:style-name="T1">Расчёт EPS по компании</text:span></text:p>
      <text:p text:style-name="P2"><text:span text:style-name="T7"><text:tab/><text:tab/>onclick</text:span><text:span text:style-name="T1">=</text:span><text:span text:style-name="T3">"menu.showPane(menu, 'model/view-grid-calc-eps-company');"</text:span></text:p>
      <text:p text:style-name="P2"><text:span text:style-name="T1"><text:tab/>Просмотр текущей модели</text:span></text:p>
      <text:p text:style-name="P2"><text:span text:style-name="T7"><text:tab/><text:tab/>onclick</text:span><text:span text:style-name="T1">=</text:span><text:span text:style-name="T3">"menu.showPane(menu, 'model/view-current-portfolio-data-grid');"</text:span></text:p>
      <text:p text:style-name="P2"><text:tab/><text:span text:style-name="T1">Компании и группы</text:span></text:p>
      <text:p text:style-name="P2"><text:span text:style-name="T7"><text:tab/><text:tab/>onclick</text:span><text:span text:style-name="T1">=</text:span><text:span text:style-name="T3">"menu.showPane(menu, 'model/view-company-group-form');"</text:span></text:p>
      <text:p text:style-name="P2"><text:tab/><text:span text:style-name="T1">Компании и отчёты</text:span></text:p>
      <text:p text:style-name="P2"><text:span text:style-name="T7"><text:tab/><text:tab/>onclick</text:span><text:span text:style-name="T1">=</text:span><text:span text:style-name="T3">"menu.showPane(menu, 'model/view-company-reports');"</text:span></text:p>
      <text:p text:style-name="P2"><text:span text:style-name="T3"/></text:p>
      <text:p text:style-name="P2"><text:span text:style-name="T3">Portfolio</text:span></text:p>
      <text:p text:style-name="P2"><text:span text:style-name="T1"><text:tab/>Добавление организаций в Portfolio</text:span></text:p>
      <text:p text:style-name="P2"><text:span text:style-name="T3"><text:tab/><text:tab/></text:span><text:span text:style-name="T7">onclick</text:span><text:span text:style-name="T1">=</text:span><text:span text:style-name="T3">"menu.showPane(menu, 'portfolio/view-portfolio-data-grid');"</text:span></text:p>
      <text:p text:style-name="P2"><text:span text:style-name="T3"/></text:p>
      <text:p text:style-name="P2"><text:span text:style-name="T3">Компании</text:span></text:p>
      <text:p text:style-name="P2"><text:span text:style-name="T1"><text:tab/>Список компаний</text:span></text:p>
      <text:p text:style-name="P2"><text:span text:style-name="T7"><text:tab/><text:tab/>onclick</text:span><text:span text:style-name="T1">=</text:span><text:span text:style-name="T3">"menu.showPane(menu, 'company/company-grid');"</text:span></text:p>
      <text:p text:style-name="P2"><text:span text:style-name="T1"><text:tab/>Добавление компаний</text:span></text:p>
      <text:p text:style-name="P2"><text:span text:style-name="T7"><text:tab/><text:tab/>onclick</text:span><text:span text:style-name="T1">=</text:span><text:span text:style-name="T3">"menu.showPane(menu, 'company/company-add-grid');"</text:span></text:p>
      <text:p text:style-name="P2"><text:span text:style-name="T3"/></text:p>
      <text:p text:style-name="P2"><text:span text:style-name="T3">Параметры</text:span></text:p>
      <text:p text:style-name="P2"><text:span text:style-name="T1"><text:tab/>Справочник параметров</text:span></text:p>
      <text:p text:style-name="P2"><text:span text:style-name="T7"><text:tab/><text:tab/>onclick</text:span><text:span text:style-name="T1">=</text:span><text:span text:style-name="T3">"menu.showPane(menu, 'params/view-params-data-grid');"</text:span></text:p>
      <text:p text:style-name="P2"><text:span text:style-name="T1"><text:tab/>Ввод нового параметра</text:span></text:p>
      <text:p text:style-name="P2"><text:span text:style-name="T7"><text:tab/><text:tab/>onclick</text:span><text:span text:style-name="T1">=</text:span><text:span text:style-name="T3">"menu.showModal(menu, 'params/new-params');"</text:span><text:span text:style-name="T5">&gt;</text:span></text:p>
      <text:p text:style-name="P2"><text:span text:style-name="T1"><text:tab/>Ввод нового параметра blm_datasource_ovr</text:span></text:p>
      <text:p text:style-name="P2"><text:span text:style-name="T7"><text:tab/><text:tab/>onclick</text:span><text:span text:style-name="T1">=</text:span><text:span text:style-name="T3">"menu.showModal(menu, 'params/new-over-params');"</text:span></text:p>
      <text:p text:style-name="P2"><text:span text:style-name="T3"/></text:p>
      <text:p text:style-name="P2"><text:span text:style-name="T3">Отчётные формы</text:span></text:p>
      <text:p text:style-name="P2"><text:span text:style-name="T1"><text:tab/>Отчёт по исключениям</text:span></text:p>
      <text:p text:style-name="P2"><text:span text:style-name="T7"><text:tab/><text:tab/>onclick</text:span><text:span text:style-name="T1">=</text:span><text:span text:style-name="T3">"menu.showPane(menu, 'reports/view-exceptions');"</text:span></text:p>
      <text:p text:style-name="P2"><text:span text:style-name="T1"><text:tab/>Прогнозы по брокерам</text:span></text:p>
      <text:p text:style-name="P2"><text:span text:style-name="T7"><text:tab/><text:tab/>onclick</text:span><text:span text:style-name="T1">=</text:span><text:span text:style-name="T3">"menu.showPane(menu, 'reports/view-broker-forecast');"</text:span></text:p>
      <text:p text:style-name="P2"><text:span text:style-name="T1"><text:tab/>Покрытие брокеров</text:span></text:p>
      <text:p text:style-name="P2"><text:span text:style-name="T7"><text:tab/><text:tab/>onclick</text:span><text:span text:style-name="T1">=</text:span><text:span text:style-name="T3">"menu.showPane(menu, 'reports/view-broker-coverage');"</text:span></text:p>
      <text:p text:style-name="P2"><text:span text:style-name="T1"><text:tab/>EPS по компаниям</text:span></text:p>
      <text:p text:style-name="P2"><text:span text:style-name="T7"><text:tab/><text:tab/>onclick</text:span><text:span text:style-name="T1">=</text:span><text:span text:style-name="T3">"menu.showPane(menu, 'reports/view-eps-for-companies');"</text:span></text:p>
      <text:p text:style-name="P2"><text:span text:style-name="T3"/></text:p>
      <text:p text:style-name="P2"><text:span text:style-name="T3">Запросы к терминалу Bloomberg</text:span></text:p>
      <text:p text:style-name="P2"><text:span text:style-name="T1"><text:tab/>BDH запрос с EPS</text:span></text:p>
      <text:p text:style-name="P2"><text:span text:style-name="T7"><text:tab/><text:tab/>onclick</text:span><text:span text:style-name="T1">=</text:span><text:span text:style-name="T3">"menu.showPane(menu, 'bloomberg/bdh-request-eps');"</text:span></text:p>
      <text:p text:style-name="P2"><text:span text:style-name="T7"><text:tab/></text:span><text:span text:style-name="T1">BDH запрос</text:span></text:p>
      <text:p text:style-name="P2"><text:span text:style-name="T7"><text:tab/><text:tab/>onclick</text:span><text:span text:style-name="T1">=</text:span><text:span text:style-name="T3">"menu.showPane(menu, 'bloomberg/bdh-request');"</text:span></text:p>
      <text:p text:style-name="P2"><text:span text:style-name="T1"><text:tab/>BDP запрос</text:span></text:p>
      <text:p text:style-name="P2"><text:span text:style-name="T7"><text:tab/><text:tab/>onclick</text:span><text:span text:style-name="T1">=</text:span><text:span text:style-name="T3">"menu.showPane(menu, 'bloomberg/bdp-request');"</text:span></text:p>
      <text:p text:style-name="P2"><text:span text:style-name="T1"><text:tab/>BDP с override</text:span></text:p>
      <text:p text:style-name="P2"><text:span text:style-name="T7"><text:tab/><text:tab/>onclick</text:span><text:span text:style-name="T1">=</text:span><text:span text:style-name="T3">"menu.showPane(menu, 'bloomberg/bdp-request-override');"</text:span></text:p>
      <text:p text:style-name="P2"><text:span text:style-name="T1"><text:tab/>BDS запрос</text:span></text:p>
      <text:p text:style-name="P2"><text:span text:style-name="T7"><text:tab/><text:tab/>onclick</text:span><text:span text:style-name="T1">=</text:span><text:span text:style-name="T3">"menu.showPane(menu, 'bloomberg/bds-request');"</text:span></text:p>
      <text:p text:style-name="P2"><text:span text:style-name="T1"><text:tab/>Subscription</text:span></text:p>
      <text:p text:style-name="P2"><text:span text:style-name="T7"><text:tab/><text:tab/>onclick</text:span><text:span text:style-name="T1">=</text:span><text:span text:style-name="T3">"menu.showPane(menu, 'subscription/view-subscription-form');"</text:span></text:p>
      <text:p text:style-name="P2"><text:span text:style-name="T3"/></text:p>
      <text:p text:style-name="P2"><text:span text:style-name="T3">Утилиты</text:span></text:p>
      <text:p text:style-name="P1"><text:span text:style-name="T1"><text:tab/>Рассылка E-mail и SMS</text:span></text:p>
      <text:p text:style-name="P1"><text:span text:style-name="T7"><text:tab/><text:tab/>onclick</text:span><text:span text:style-name="T1">=</text:span><text:span text:style-name="T3">"menu.showModal(menu, 'send-mail-sms', 'mail/main-sms-mail.html');"</text:span></text:p>
      <text:p text:style-name="P1"><text:span text:style-name="T1"><text:tab/>Справочник контактов</text:span></text:p>
      <text:p text:style-name="P1"><text:span text:style-name="T5"><text:tab/><text:tab/></text:span><text:span text:style-name="T7">onclick</text:span><text:span text:style-name="T1">=</text:span><text:span text:style-name="T3">"menu.showPane(menu, 'contacts/mail-contacts');"</text:span></text:p>
      <text:p text:style-name="P1"><text:span text:style-name="T1"><text:tab/>Справочник брокеров</text:span></text:p>
      <text:p text:style-name="P1"><text:span text:style-name="T7"><text:tab/><text:tab/>onclick</text:span><text:span text:style-name="T1">=</text:span><text:span text:style-name="T3">"menu.showPane(menu, 'brokers/brokers-view-grid');"</text:span></text:p>
      <text:p text:style-name="P2"><text:span text:style-name="T3"/></text:p>
      <text:p text:style-name="P2"><text:span text:style-name="T3">Журнализация</text:span></text:p>
      <text:p text:style-name="P1"><text:span text:style-name="T2"><text:tab/>Журнал отправки сообщений</text:span></text:p>
      <text:p text:style-name="P1"><text:span text:style-name="T7"><text:tab/><text:tab/>onclick</text:span><text:span text:style-name="T1">=</text:span><text:span text:style-name="T3">"menu.showPane(menu, 'logs/send-log-view');"</text:span></text:p>
      <text:p text:style-name="P1"><text:span text:style-name="T1"><text:tab/>Журнал изменений справочника контактов</text:span></text:p>
      <text:p text:style-name="P1"><text:span text:style-name="T7"><text:tab/><text:tab/>onclick</text:span><text:span text:style-name="T1">=</text:span><text:span text:style-name="T3">"menu.showPane(menu, 'logs/contacts-log-view');"</text:span></text:p>
      <text:p text:style-name="P1"><text:span text:style-name="T1"><text:tab/>Журнал подписки</text:span></text:p>
      <text:p text:style-name="P1"><text:span text:style-name="T7"><text:tab/><text:tab/>onclick</text:span><text:span text:style-name="T1">=</text:span><text:span text:style-name="T3">"menu.showPane(menu, 'logs/subscription-log-view-grid');"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Руслан Брыхляев</meta:initial-creator>
    <meta:creation-date>2013-10-01T16:43:09.22</meta:creation-date>
    <dc:date>2013-10-01T17:19:47.72</dc:date>
    <dc:creator>Руслан Брыхляев</dc:creator>
    <meta:editing-duration>PT00H21M24S</meta:editing-duration>
    <meta:editing-cycles>7</meta:editing-cycles>
    <meta:generator>OpenOffice.org/3.2$Win32 OpenOffice.org_project/320m12$Build-9483</meta:generator>
    <meta:document-statistic meta:table-count="0" meta:image-count="0" meta:object-count="0" meta:page-count="1" meta:paragraph-count="62" meta:word-count="144" meta:character-count="2361"/>
  </office:meta>
</office:document-meta>
</file>